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PONTE ENCALADA INGRID GIAN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43367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R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59877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PONTE ENCALADA INGRID GIAN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43367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59877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03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543367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81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1/2021</text:p>
          </table:table-cell>
          <table:table-cell table:style-name="Tabla2.A3" office:value-type="string">
            <text:p text:style-name="P22">975</text:p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3:04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